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P6" style:family="paragraph" style:parent-style-name="Standard">
      <style:paragraph-properties fo:margin-left="0.2917in" fo:margin-right="0in" fo:text-indent="0in" style:auto-text-indent="false"/>
      <style:text-properties officeooo:paragraph-rsid="009b0f7a"/>
    </style:style>
    <style:style style:name="P7" style:family="paragraph" style:parent-style-name="Standard">
      <style:paragraph-properties fo:margin-left="0.2917in" fo:margin-right="0in" fo:text-indent="0in" style:auto-text-indent="false"/>
      <style:text-properties fo:font-weight="bold" officeooo:rsid="00a94668" officeooo:paragraph-rsid="00a94668" style:font-weight-asian="bold" style:font-weight-complex="bold"/>
    </style:style>
    <style:style style:name="P8" style:family="paragraph" style:parent-style-name="Standard">
      <style:paragraph-properties fo:margin-left="0.2917in" fo:margin-right="0in" fo:text-indent="0in" style:auto-text-indent="false"/>
    </style:style>
    <style:style style:name="P9" style:family="paragraph" style:parent-style-name="Standard">
      <style:paragraph-properties fo:margin-left="0.2917in" fo:margin-right="0in" fo:text-indent="0in" style:auto-text-indent="false"/>
      <style:text-properties officeooo:rsid="00b166b2" officeooo:paragraph-rsid="00b166b2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b61fe3" officeooo:paragraph-rsid="00b61fe3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b61fe3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b166b2" officeooo:paragraph-rsid="00b166b2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paragraph-rsid="00d3665e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5f4cc"/>
    </style:style>
    <style:style style:name="T18" style:family="text">
      <style:text-properties officeooo:rsid="00884a22"/>
    </style:style>
    <style:style style:name="T19" style:family="text">
      <style:text-properties officeooo:rsid="0089a070"/>
    </style:style>
    <style:style style:name="T20" style:family="text">
      <style:text-properties officeooo:rsid="008c632d"/>
    </style:style>
    <style:style style:name="T21" style:family="text">
      <style:text-properties officeooo:rsid="00918584"/>
    </style:style>
    <style:style style:name="T22" style:family="text">
      <style:text-properties officeooo:rsid="00934fe9"/>
    </style:style>
    <style:style style:name="T23" style:family="text">
      <style:text-properties officeooo:rsid="00947bb1"/>
    </style:style>
    <style:style style:name="T24" style:family="text">
      <style:text-properties officeooo:rsid="0094f857"/>
    </style:style>
    <style:style style:name="T25" style:family="text">
      <style:text-properties officeooo:rsid="0097c374"/>
    </style:style>
    <style:style style:name="T26" style:family="text">
      <style:text-properties officeooo:rsid="009b0f7a"/>
    </style:style>
    <style:style style:name="T27" style:family="text">
      <style:text-properties officeooo:rsid="009c976b"/>
    </style:style>
    <style:style style:name="T28" style:family="text">
      <style:text-properties officeooo:rsid="009d03cb"/>
    </style:style>
    <style:style style:name="T29" style:family="text">
      <style:text-properties officeooo:rsid="00a2ae15"/>
    </style:style>
    <style:style style:name="T30" style:family="text">
      <style:text-properties officeooo:rsid="00a8f59b"/>
    </style:style>
    <style:style style:name="T31" style:family="text">
      <style:text-properties officeooo:rsid="00ac31a6"/>
    </style:style>
    <style:style style:name="T32" style:family="text">
      <style:text-properties officeooo:rsid="00af4f8d"/>
    </style:style>
    <style:style style:name="T33" style:family="text">
      <style:text-properties officeooo:rsid="00b166b2"/>
    </style:style>
    <style:style style:name="T34" style:family="text">
      <style:text-properties officeooo:rsid="00b48ff4"/>
    </style:style>
    <style:style style:name="T35" style:family="text">
      <style:text-properties officeooo:rsid="00b61fe3"/>
    </style:style>
    <style:style style:name="T36" style:family="text">
      <style:text-properties officeooo:rsid="00b73aa2"/>
    </style:style>
    <style:style style:name="T37" style:family="text">
      <style:text-properties officeooo:rsid="00b9f129"/>
    </style:style>
    <style:style style:name="T38" style:family="text">
      <style:text-properties officeooo:rsid="00bbdf3e"/>
    </style:style>
    <style:style style:name="T39" style:family="text">
      <style:text-properties officeooo:rsid="00c9f913"/>
    </style:style>
    <style:style style:name="T40" style:family="text">
      <style:text-properties officeooo:rsid="00cb0dff"/>
    </style:style>
    <style:style style:name="T41" style:family="text">
      <style:text-properties officeooo:rsid="00cc2974"/>
    </style:style>
    <style:style style:name="T42" style:family="text">
      <style:text-properties officeooo:rsid="00cdd59e"/>
    </style:style>
    <style:style style:name="T43" style:family="text">
      <style:text-properties officeooo:rsid="00cea88f"/>
    </style:style>
    <style:style style:name="T44" style:family="text">
      <style:text-properties officeooo:rsid="00d052ef"/>
    </style:style>
    <style:style style:name="T45" style:family="text">
      <style:text-properties officeooo:rsid="00d38e59"/>
    </style:style>
    <style:style style:name="T46" style:family="text">
      <style:text-properties officeooo:rsid="00d480f8"/>
    </style:style>
    <style:style style:name="T47" style:family="text">
      <style:text-properties officeooo:rsid="00d5ab42"/>
    </style:style>
    <style:style style:name="T48" style:family="text">
      <style:text-properties officeooo:rsid="00d5cefd"/>
    </style:style>
    <style:style style:name="T49" style:family="text">
      <style:text-properties officeooo:rsid="00d645ab"/>
    </style:style>
    <style:style style:name="T50" style:family="text">
      <style:text-properties officeooo:rsid="00d75813"/>
    </style:style>
    <style:style style:name="T51" style:family="text">
      <style:text-properties officeooo:rsid="00d7a8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9">Proto-Eastern Culture</text:p>
      <text:p text:style-name="P4"><text:tab/>Ghahakan | <text:span text:style-name="T9">Ghahakan</text:span><text:span text:style-name="T7"> (</text:span>PIE + PIA + Punjabi<text:span text:style-name="T7">)</text:span></text:p>
      <text:p text:style-name="P4"><text:tab/><text:span text:style-name="T33">Lake culture, </text:span><text:span text:style-name="T34">southern nomads</text:span></text:p>
      <text:p text:style-name="P4"><text:tab/><text:span text:style-name="T33">Ghahako-Jangatet</text:span><text:tab/></text:p>
      <text:p text:style-name="P4">Huroman | <text:span text:style-name="T31">Huroman</text:span><text:span text:style-name="T7"> (</text:span>PIE + PIA + Bangala (lacking Magadhi)<text:span text:style-name="T7">)</text:span></text:p>
      <text:p text:style-name="P4"><text:tab/>Huroman-Nlashikir | <text:span text:style-name="T9">Huro-</text:span><text:span text:style-name="T32">Ebo</text:span><text:span text:style-name="T7"> (</text:span>PIE + PIA+ Bangala + Yoruba<text:span text:style-name="T7">)</text:span></text:p>
      <text:p text:style-name="P4"><text:tab/><text:tab/>Marman | <text:span text:style-name="T9">Huro-</text:span><text:span text:style-name="T32">Ebo</text:span><text:span text:style-name="T7"> (</text:span>PIE + Bangala + Yoruba<text:span text:style-name="T7">)</text:span></text:p>
      <text:p text:style-name="P4"><text:tab/><text:tab/>Omanusian | <text:span text:style-name="T9">Huro-</text:span><text:span text:style-name="T32">Ebo</text:span><text:span text:style-name="T7"> (</text:span>PIE + Bangala + Yoruba<text:span text:style-name="T7">)</text:span></text:p>
      <text:p text:style-name="P4"><text:tab/><text:tab/>Shukunene | <text:span text:style-name="T9">Huro-</text:span><text:span text:style-name="T32">Ebo</text:span><text:span text:style-name="T7"> (</text:span>PIE + Bangala + Yoruba<text:span text:style-name="T7">)</text:span></text:p>
      <text:p text:style-name="P9"/>
      <text:p text:style-name="P9"/>
      <text:p text:style-name="P9">–</text:p>
      <text:p text:style-name="P10">Yfanald</text:p>
      <text:p text:style-name="P11"><text:span text:style-name="T35"><text:tab/>Tellinese-Jangatet-</text:span><text:span text:style-name="T46">Ruksal</text:span><text:span text:style-name="T35"> </text:span><text:span text:style-name="T45">(brutal theocracy, </text:span><text:span text:style-name="T49">centralized </text:span><text:span text:style-name="T45">polytheistic </text:span><text:span text:style-name="T49">[war, afterlife]</text:span><text:span text:style-name="T45">, agrarian, </text:span><text:span text:style-name="T47">trance magic</text:span><text:span text:style-name="T45">)</text:span></text:p>
      <text:p text:style-name="P10"><text:tab/><text:tab/>Eyasolian <text:span text:style-name="T45">(dark </text:span><text:span text:style-name="T48">theocracy, polytheistic, agrarian, health magic)</text:span></text:p>
      <text:p text:style-name="P10"><text:tab/><text:tab/><text:tab/><text:tab/><text:span text:style-name="T36">Islanders / East Austeran </text:span><text:span text:style-name="T50">()</text:span></text:p>
      <text:p text:style-name="P11"><text:span text:style-name="T35"><text:tab/>Huroman </text:span><text:span text:style-name="T49">(elder rule, animist </text:span><text:span text:style-name="T50">&amp; ancestor worship</text:span><text:span text:style-name="T49">, pescatarian, spirit-binding?)</text:span></text:p>
      <text:p text:style-name="P10"><text:tab/><text:tab/>Nomadic Huroman <text:span text:style-name="T49">(egalitarian, animist, mercantile &amp; hunter-gatherer, spirit-binding)</text:span></text:p>
      <text:p text:style-name="P10"><text:tab/><text:tab/>Horticultural Huroman <text:span text:style-name="T49">(monarchical, distributed polytheist [social, nature], pescatarian &amp; slavery, spirit-binding)</text:span></text:p>
      <text:p text:style-name="P10"><text:soft-page-break/><text:tab/>Proto-Eastern <text:span text:style-name="T51">(egalitarian, animist, hunter-gatherer, )</text:span></text:p>
      <text:p text:style-name="P11"><text:span text:style-name="T35"><text:tab/><text:tab/>Ghahakan</text:span></text:p>
      <text:p text:style-name="P10"><text:tab/><text:tab/>Southern Lake culture</text:p>
      <text:p text:style-name="P11"><text:span text:style-name="T35"><text:tab/><text:tab/></text:span><text:span text:style-name="T39">North Central Sea culture</text:span></text:p>
      <text:p text:style-name="P11"><text:span text:style-name="T35"><text:tab/><text:tab/></text:span><text:span text:style-name="T37">Eastern </text:span><text:span text:style-name="T39">Central Sea / </text:span><text:span text:style-name="T38">Steppe </text:span><text:span text:style-name="T39">culture</text:span></text:p>
      <text:p text:style-name="P11"><text:tab/><text:tab/><text:tab/><text:span text:style-name="T39">North desert nomads</text:span></text:p>
      <text:p text:style-name="P11"><text:tab/><text:tab/><text:tab/><text:tab/><text:span text:style-name="T40">Proto </text:span><text:span text:style-name="T41">North-</text:span><text:span text:style-name="T40">East plateau culture</text:span></text:p>
      <text:p text:style-name="P11"><text:tab/><text:tab/><text:tab/><text:span text:style-name="T42">Southeastern Mountain culture (southeastern bay culture)</text:span></text:p>
      <text:p text:style-name="P11"><text:tab/><text:tab/><text:tab/><text:tab/><text:span text:style-name="T43">Proto South-East plateau culture</text:span></text:p>
      <text:p text:style-name="P13"><text:tab/><text:tab/><text:tab/></text:p>
      <text:p text:style-name="P13"><text:span text:style-name="T43"><text:tab/><text:tab/><text:tab/><text:tab/>Proto North + South -East plateau culture</text:span></text:p>
      <text:p text:style-name="P11"><text:tab/><text:tab/><text:tab/><text:tab/><text:tab/><text:span text:style-name="T43">East plateau culture</text:span></text:p>
      <text:p text:style-name="P12"><text:tab/><text:tab/><text:span text:style-name="T44">Southern Lake culture + Southeastern Mountain culture</text:span></text:p>
      <text:p text:style-name="P12"><text:tab/><text:tab/><text:tab/><text:span text:style-name="T44">Far-east island culture</text:span></text:p>
      <text:p text:style-name="P12"><text:tab/><text:tab/><text:tab/><text:tab/><text:span text:style-name="T44">Proto west Austeran culture</text:span></text:p>
      <text:p text:style-name="P4"/>
      <text:p text:style-name="P7">Old World: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6"><text:tab/><text:span text:style-name="T15">Davakrai | Proto-Lunimean, </text:span><text:span text:style-name="T30">Davak</text:span><text:span text:style-name="T15"> (Proto Balto-Slavic)</text:span></text:p>
      <text:p text:style-name="P6"><text:span text:style-name="T25"><text:tab/><text:tab/></text:span><text:span text:style-name="T26">Nikartian | </text:span><text:span text:style-name="T25">High-Bronze Lunimean (Balto-Slavic + Proto Celtic)</text:span></text:p>
      <text:p text:style-name="P4"><text:tab/><text:tab/><text:span text:style-name="T17">Zvir | Zvir (Proto Baltic)</text:span></text:p>
      <text:p text:style-name="P4"><text:tab/><text:tab/><text:tab/><text:span text:style-name="T27">Zjamba | dia. Zvir </text:span><text:span text:style-name="T28">1</text:span><text:span text:style-name="T27"> (var. Proto Baltic)</text:span></text:p>
      <text:p text:style-name="P4"><text:tab/><text:tab/><text:tab/><text:span text:style-name="T28">Skirga | dia. Zvir 1 (var. Proto Baltic)</text:span></text:p>
      <text:p text:style-name="P4"><text:tab/><text:tab/><text:tab/><text:span text:style-name="T28">Girmis | dia. Zvir 2 (var. Proto Baltic)</text:span></text:p>
      <text:p text:style-name="P4"><text:tab/><text:tab/><text:tab/><text:span text:style-name="T28">Ugni | dia. Zvir 3 (var. Proto Baltic)</text:span></text:p>
      <text:p text:style-name="P4"><text:tab/><text:tab/><text:tab/><text:span text:style-name="T28">Vel-Gabaw | Vel-Gabaw (var. Proto Baltic + Albanian)</text:span></text:p>
      <text:p text:style-name="P4"><text:tab/><text:tab/><text:span text:style-name="T18">Piskiye | Pisk (Proto East Slavic)</text:span></text:p>
      <text:p text:style-name="P4"><text:tab/><text:tab/><text:tab/><text:span text:style-name="T16">MOUNTAIN PEOPLE!</text:span></text:p>
      <text:p text:style-name="P4"><text:tab/><text:tab/><text:tab/><text:span text:style-name="T19">Far northerners</text:span></text:p>
      <text:p text:style-name="P4"><text:tab/><text:tab/><text:span text:style-name="T20">Voin | Voinic (Proto West Slavic)</text:span></text:p>
      <text:p text:style-name="P4"><text:tab/><text:tab/><text:span text:style-name="T21">Yedris </text:span><text:span text:style-name="T22">| Yedral (Proto South Slavic)</text:span></text:p>
      <text:p text:style-name="P4"><text:tab/><text:tab/><text:tab/><text:span text:style-name="T23">Hoditi | dia. Yedral (Proto South Slavic</text:span><text:span text:style-name="T24">)</text:span></text:p>
      <text:p text:style-name="P4"><text:tab/><text:tab/><text:span text:style-name="T29">Voin + Yedris</text:span></text:p>
      <text:p text:style-name="P4"><text:tab/><text:tab/><text:tab/><text:span text:style-name="T29">Iryes | dia. Voinic + Yedral (Proto West Slavic + Proto South Slavic)</text:span></text:p>
      <text:p text:style-name="P4"><text:tab/><text:tab/></text:p>
      <text:p text:style-name="P5">Hiidkeil | Proto-Amarthian (Proto Celtic + Estonian)</text:p>
      <text:p text:style-name="P4"/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><text:soft-page-break/></text:p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7-11T16:09:35.435926780</dc:date>
    <meta:editing-duration>P3DT1H36M34S</meta:editing-duration>
    <meta:editing-cycles>124</meta:editing-cycles>
    <meta:generator>LibreOffice/6.4.7.2$Linux_X86_64 LibreOffice_project/40$Build-2</meta:generator>
    <meta:document-statistic meta:table-count="0" meta:image-count="0" meta:object-count="0" meta:page-count="3" meta:paragraph-count="86" meta:word-count="494" meta:character-count="3688" meta:non-whitespace-character-count="3142"/>
  </office:meta>
</office:document-meta>
</file>